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Message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.getMessag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.setHeader( HLargeData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essage.setMessageData( HLarg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